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318cm" fo:margin-bottom="0.318cm" fo:line-height="124%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.318cm" fo:line-height="124%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3" style:family="paragraph" style:parent-style-name="Standard">
      <style:paragraph-properties fo:margin-top="0.318cm" fo:margin-bottom="0.318cm" fo:line-height="124%" fo:text-align="start" style:justify-single-word="false" fo:orphans="2" fo:widows="2"/>
      <style:text-properties fo:font-variant="normal" fo:text-transform="none" fo:color="#222222" style:font-name="arial" fo:font-size="12pt" fo:letter-spacing="normal" fo:font-style="normal" fo:font-weight="normal"/>
    </style:style>
    <style:style style:name="P4" style:family="paragraph" style:parent-style-name="Standard">
      <style:paragraph-properties fo:margin-top="0cm" fo:margin-bottom="0.318cm" fo:line-height="124%" fo:text-align="start" style:justify-single-word="false" fo:orphans="2" fo:widows="2"/>
      <style:text-properties fo:font-variant="normal" fo:text-transform="none" fo:color="#222222" style:font-name="arial" fo:font-size="12pt" fo:letter-spacing="normal" fo:font-style="normal" fo:font-weight="normal"/>
    </style:style>
    <style:style style:name="P5" style:family="paragraph" style:parent-style-name="Standard">
      <style:paragraph-properties fo:margin-top="0cm" fo:margin-bottom="0cm" fo:line-height="124%" fo:text-align="start" style:justify-single-word="false" fo:orphans="2" fo:widows="2"/>
      <style:text-properties fo:font-variant="normal" fo:text-transform="none" fo:color="#222222" style:font-name="arial" fo:font-size="12pt" fo:letter-spacing="normal" fo:font-style="normal" fo:font-weight="normal"/>
    </style:style>
    <style:style style:name="P6" style:family="paragraph" style:parent-style-name="Standard"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margin-top="0.318cm" fo:margin-bottom="0.318cm" fo:line-height="124%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9" style:family="paragraph" style:parent-style-name="Standard" style:list-style-name="L1">
      <style:paragraph-properties fo:margin-left="0cm" fo:margin-right="0cm" fo:margin-top="0.318cm" fo:margin-bottom="0.318cm" fo:line-height="124%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10" style:family="paragraph" style:parent-style-name="Standard">
      <style:paragraph-properties fo:margin-left="0cm" fo:margin-right="0cm" fo:margin-top="0.318cm" fo:margin-bottom="0.318cm" fo:line-height="124%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fo:background-color="#ffff00"/>
    </style:style>
    <style:style style:name="T1" style:family="text">
      <style:text-properties fo:background-color="#99ccff"/>
    </style:style>
    <style:style style:name="T2" style:family="text">
      <style:text-properties fo:background-color="#ffff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nalité -&gt; Ré Mineur</text:p>
      <text:p text:style-name="Standard">Nouvelle rythmique peps Antoine </text:p>
      <text:p text:style-name="Standard"/>
      <text:p text:style-name="P7">PAROLES – BONSOIR MAITRE DE MAISON</text:p>
      <text:p text:style-name="P6"/>
      <text:p text:style-name="P1">Bonsoir, maître de maison – X 2 <text:line-break/>Et à toute la compagnie, lanturelire lanlira – X 2 </text:p>
      <text:p text:style-name="P3">Je suis venu ici ce soir – X 2 <text:line-break/>Pour demander votre fille, lanturelire lanlira – X 2 </text:p>
      <text:p text:style-name="P3">Monsieur laquelle voulez-vous – X 2 <text:line-break/>La grande ou bien la petite, lanturelire lanlira – X 2 </text:p>
      <text:p text:style-name="P3">La petite s'il vous plaît– X 2 <text:line-break/>Car elle est la plus jolie, lanturelire lanlira – X 2 </text:p>
      <text:p text:style-name="P2"><text:tab/>DESCENTE JJ + PETIT pont (Justin)</text:p>
      <text:p text:style-name="P3">La grande est au coin du feu – X 2 <text:line-break/>Elle pleure et elle soupire, lanturelire lanlira – X 2 </text:p>
      <text:p text:style-name="P3">Ma fille pourquoi pleurez-vous – X 2 <text:line-break/>Demain vous serez mariée, lanturelire lanlira – X 2 </text:p>
      <text:p text:style-name="P2">Avec un riche marchand – X 2 <text:line-break/>Un marchand de mort subite, lanturelire lanlira – X 2 </text:p>
      <text:p text:style-name="P4">Irez vendre jusqu'à à Bordeaux – X 2 <text:line-break/>A cheval sur une barrique, lanturelire lanlira – X 2 </text:p>
      <text:p text:style-name="P4"><text:tab/><text:span text:style-name="T1">PONT CYRIL – Thème Maitre de maison normal</text:span></text:p>
      <text:p text:style-name="P4">Bonsoir, maître de maison – X 2 <text:line-break/>Et à toute la compagnie, lanturelire lanlira – X 2 </text:p>
      <text:p text:style-name="P5">Je suis venu ici ce soir,</text:p>
      <text:p text:style-name="P5">C'est pour danser et pour rire, lanturelire lanlira – X 2 </text:p>
      <text:p text:style-name="P1">Bonsoir, maître de maison – X 2 <text:line-break/><text:span text:style-name="T2">Et à toute la compagnie, lanturelire lanlira – X 2 -&gt; Fondu avec plusieurs voix</text:span></text:p>
      <text:p text:style-name="P10">HEP</text:p>
      <text:list xml:id="list5350142315521420829" text:style-name="L1">
        <text:list-item>
          <text:p text:style-name="P9">INSTRUMENTAL</text:p>
        </text:list-item>
      </text:list>
      <text:p text:style-name="P1"><text:soft-page-break/>+ Lead the Kneav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8M14S</meta:editing-duration>
    <meta:editing-cycles>18</meta:editing-cycles>
    <meta:generator>OpenOffice/4.1.5$Win32 OpenOffice.org_project/415m1$Build-9789</meta:generator>
    <dc:date>2019-06-23T13:12:25.36</dc:date>
    <meta:document-statistic meta:table-count="0" meta:image-count="0" meta:object-count="0" meta:page-count="2" meta:paragraph-count="20" meta:word-count="232" meta:character-count="1180"/>
    <meta:user-defined meta:name="Info 1"/>
    <meta:user-defined meta:name="Info 2"/>
    <meta:user-defined meta:name="Info 3"/>
    <meta:user-defined meta:name="Info 4"/>
  </office:meta>
</office:document-meta>
</file>